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10 Pitch'" style:font-pitch="fixed" fo:font-size="22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Reinstall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PR2 reinstall process is based on a USB or DVD installer</text:p>
              </text:list-item>
            </text:list>
            <text:list text:continue-numbering="true" text:style-name="L2">
              <text:list-item>
                <text:list>
                  <text:list-item>
                    <text:p>The USB stick or DVD can be used to install the basestation</text:p>
                  </text:list-item>
                  <text:list-item>
                    <text:p>The basestation contains all the packages necessary to reinstall the PR2</text:p>
                  </text:list-item>
                  <text:list-item>
                    <text:p>All of this can be performed on a completely isolated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fore you begi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install process wipes the disk in c1.</text:p>
              </text:list-item>
            </text:list>
            <text:list text:continue-numbering="true" text:style-name="L2">
              <text:list-item>
                <text:list>
                  <text:list-item>
                    <text:p>All user data stored here will be lost.</text:p>
                  </text:list-item>
                </text:list>
              </text:list-item>
            </text:list>
            <text:list text:continue-numbering="true" text:style-name="L2">
              <text:list-item>
                <text:p>You may want to back up the user accounts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3">$ pr2-usermigrate save robot.users</text:span></text:p>
                  </text:list-header>
                  <text:list-item>
                    <text:p>Store the file robot.users somewhere safe</text:p>
                  </text:list-item>
                </text:list>
              </text:list-item>
            </text:list>
            <text:list text:continue-numbering="true" text:style-name="L2">
              <text:list-item>
                <text:p>Any users with home directories in /pr/2 should have their contents preserved</text:p>
              </text:list-item>
            </text:list>
            <text:list text:continue-numbering="true" text:style-name="L2">
              <text:list-item>
                <text:list>
                  <text:list-item>
                    <text:p>However, you should never leave anything irreplaceable on the robot during an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king a USB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cquire a 4GB USB-stick or a DVD</text:p>
              </text:list-item>
              <text:list-item>
                <text:p>Download the most recent .tgz file from the PR2 website</text:p>
              </text:list-item>
              <text:list-item>
                <text:p>Untar the file and it will contain:</text:p>
              </text:list-item>
            </text:list>
            <text:list text:continue-numbering="true" text:style-name="L2">
              <text:list-item>
                <text:list>
                  <text:list-item>
                    <text:p>install_dev1</text:p>
                  </text:list-item>
                  <text:list-item>
                    <text:p>createusb.py</text:p>
                  </text:list-item>
                </text:list>
              </text:list-item>
            </text:list>
            <text:list text:continue-numbering="true" text:style-name="L2">
              <text:list-item>
                <text:p>Run the USB installer with the path to the USB device to install on</text:p>
                <text:p/>
              </text:list-item>
            </text:list>
          </draw:text-box>
        </draw:frame>
        <draw:frame draw:style-name="gr4" draw:text-style-name="P5" draw:layer="layout" svg:width="15.239cm" svg:height="2.055cm" svg:x="1.906cm" svg:y="17.262cm">
          <draw:text-box>
            <text:p text:style-name="P4"><text:span text:style-name="T4">$ cd basestation_installer</text:span></text:p>
            <text:p text:style-name="P4"><text:span text:style-name="T4">$ ./createusb.py /dev/sd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aking a DVD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Download the basestation iso from the PR2 website</text:p>
              </text:list-item>
              <text:list-item>
                <text:p>Burn it to a DV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stalling the Basestati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Put the USB installer or DVD in the basestation and reboot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Hit &lt;DEL&gt; while booting</text:span></text:p>
                  </text:list-item>
                  <text:list-item>
                    <text:p><text:span text:style-name="T6">Choose “Advanced BIOS Features”</text:span></text:p>
                  </text:list-item>
                  <text:list-item>
                    <text:p><text:span text:style-name="T6">Choose “Hard Disk Boot Priority”</text:span></text:p>
                    <text:list>
                      <text:list-item>
                        <text:p><text:span text:style-name="T6">For USB installer: select the drive listed as “USB-HDD0” and hit page-up to move it to the top of the list</text:span></text:p>
                      </text:list-item>
                      <text:list-item>
                        <text:p><text:span text:style-name="T6">For DVD installer: select CDROM and hit page-up to move it to the top of the list</text:span></text:p>
                      </text:list-item>
                    </text:list>
                  </text:list-item>
                  <text:list-item>
                    <text:p><text:span text:style-name="T6">Hit &lt;F10&gt; to save and exit setup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Installation should proceed automatically</text:span></text:p>
              </text:list-item>
              <text:list-item>
                <text:p><text:span text:style-name="T5">When complete hit Enter, and remove USB stick</text:span></text:p>
              </text:list-item>
              <text:list-item>
                <text:p><text:span text:style-name="T5">Once the basestation boots, you will probably want to configure it with it's proper name and IP addres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alling a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robot into the service port of the basestation</text:p>
              </text:list-item>
              <text:list-item>
                <text:p>Make sure all hwlogs have been pushed off the robot:</text:p>
              </text:list-item>
            </text:list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continue-numbering="true" text:style-name="L2">
              <text:list-item>
                <text:p>On the basestation run the robot installer</text:p>
                <text:p/>
              </text:list-item>
              <text:list-item>
                <text:p>Reboot the robot with the netboot option</text:p>
                <text:p/>
              </text:list-item>
              <text:list-item>
                <text:p>Netconsole will eventually connect to robot</text:p>
              </text:list-item>
              <text:list-item>
                <text:p>Hit enter to install the robot</text:p>
              </text:list-item>
              <text:list-item>
                <text:p>The robot will shutdown when installation complete</text:p>
              </text:list-item>
              <text:list-item>
                <text:p>Proceed with appropriate configuration as discussed in previous workshop</text:p>
              </text:list-item>
            </text:list>
          </draw:text-box>
        </draw:frame>
        <draw:frame draw:style-name="gr4" draw:text-style-name="P5" draw:layer="layout" svg:width="21.589cm" svg:height="1.153cm" svg:x="1.906cm" svg:y="9.125cm">
          <draw:text-box>
            <text:p text:style-name="P4"><text:span text:style-name="T4">pr2admin@basestation$ sudo robot-install</text:span></text:p>
          </draw:text-box>
        </draw:frame>
        <draw:frame draw:style-name="gr4" draw:text-style-name="P5" draw:layer="layout" svg:width="24.764cm" svg:height="1.153cm" svg:x="1.906cm" svg:y="11.882cm">
          <draw:text-box>
            <text:p text:style-name="P4"><text:span text:style-name="T4">pr2admin@c1$ sudo pr2-shutdown --netboot --reboot</text:span></text:p>
          </draw:text-box>
        </draw:frame>
        <draw:frame draw:style-name="gr4" draw:text-style-name="P5" draw:layer="layout" svg:width="17.78cm" svg:height="1.153cm" svg:x="1.905cm" svg:y="6.985cm">
          <draw:text-box>
            <text:p text:style-name="P4"><text:span text:style-name="T4">pr2admin@c1$ sudo send-hwlog --w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toring data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backed up user accounts, you can restore them now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Get the robot.users file back onto the robot</text:span></text:p>
                    <text:p><text:span text:style-name="T7">$ pr2-usermigrate load robot.users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For any user with a home directory on c2, you will need to recreate their symlink in “/u”</text:span>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7">$ rm /u/leibs</text:span></text:p>
                    <text:p><text:span text:style-name="T7">$ ln -sf /pr/2/leibs /u/leib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5H19M51S</meta:editing-duration>
    <meta:editing-cycles>44</meta:editing-cycles>
    <meta:generator>OpenOffice.org/3.1$Unix OpenOffice.org_project/310m19$Build-9420</meta:generator>
    <meta:initial-creator>Jeremy Leibs</meta:initial-creator>
    <dc:date>2010-05-28T07:54:02</dc:date>
    <dc:creator>Jeremy Leibs</dc:creator>
    <meta:document-statistic meta:object-count="90"/>
    <meta:template xlink:type="simple" xlink:actuate="onRequest" xlink:title="tutorialtemplate" xlink:href="../tutorialtemplate.otp" meta:date="2010-03-16T09:08:13"/>
  </office:meta>
</office:document-meta>
</file>